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 style:data-style-name="N157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57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57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5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57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57">
      <style:text-properties style:font-name="Bitstream Vera Sans" fo:font-weight="bold" style:font-weight-asian="bold" style:font-weight-complex="bold"/>
    </style:style>
    <style:style style:name="ce95" style:family="table-cell" style:parent-style-name="Default" style:data-style-name="N112">
      <style:text-properties fo:font-weight="bold" style:font-weight-asian="bold" style:font-weight-complex="bold"/>
    </style:style>
    <style:style style:name="ce98" style:family="table-cell" style:parent-style-name="Default" style:data-style-name="N157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20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63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23 YIL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88"/>
        <table:table-column table:style-name="co17" table:default-cell-style-name="ce188"/>
        <table:table-column table:style-name="co18" table:default-cell-style-name="ce190"/>
        <table:table-column table:style-name="co16" table:default-cell-style-name="ce188"/>
        <table:table-column table:style-name="co19" table:default-cell-style-name="ce188"/>
        <table:table-column table:style-name="co20" table:default-cell-style-name="ce190"/>
        <table:table-column table:style-name="co16" table:default-cell-style-name="ce190"/>
        <table:table-column table:style-name="co21" table:default-cell-style-name="ce190"/>
        <table:table-column table:style-name="co15" table:number-columns-repeated="1016" table:default-cell-style-name="ce188"/>
        <table:table-row table:style-name="ro1">
          <table:table-cell table:style-name="ce187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90000" calcext:value-type="float">
            <text:p>9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3"/>
          <table:table-cell table:style-name="ce188" office:value-type="float" office:value="90000" calcext:value-type="float">
            <text:p>90000</text:p>
          </table:table-cell>
          <table:table-cell table:style-name="ce194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96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15" table:number-columns-repeated="56" table:default-cell-style-name="ce190"/>
        <table:table-column table:style-name="co15" table:number-columns-repeated="960" table:default-cell-style-name="ce188"/>
        <table:table-row table:style-name="ro3">
          <table:table-cell table:style-name="ce195" office:value-type="string" calcext:value-type="string">
            <text:p>Lise arkası Kira </text:p>
          </table:table-cell>
          <table:table-cell table:style-name="ce188" table:number-columns-repeated="3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150000" calcext:value-type="float">
            <text:p>15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95"/>
          <table:table-cell table:style-name="ce188"/>
          <table:table-cell table:style-name="ce195" table:number-columns-repeated="2"/>
          <table:table-cell table:style-name="ce188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88"/>
          <table:table-cell table:number-columns-repeated="1019"/>
        </table:table-row>
        <table:table-row table:style-name="ro3">
          <table:table-cell table:style-name="ce197"/>
          <table:table-cell table:style-name="ce199"/>
          <table:table-cell table:style-name="ce188"/>
          <table:table-cell/>
          <table:table-cell table:style-name="ce188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9"/>
          <table:table-cell table:style-name="ce188"/>
          <table:table-cell/>
          <table:table-cell table:style-name="ce188"/>
          <table:table-cell table:style-name="ce188" office:value-type="float" office:value="150000" calcext:value-type="float">
            <text:p>150000</text:p>
          </table:table-cell>
          <table:table-cell table:style-name="ce194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 table:number-columns-repeated="1021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number-columns-repeated="3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3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14:.F27])" office:value-type="float" office:value="0" calcext:value-type="float">
            <text:p>0.00</text:p>
          </table:table-cell>
          <table:table-cell table:style-name="ce193" table:formula="of:=SUM([.G14:.G27])" office:value-type="float" office:value="0" calcext:value-type="float">
            <text:p>0.00</text:p>
          </table:table-cell>
          <table:table-cell table:style-name="ce193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7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/>
          <table:table-cell table:style-name="ce98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4]+[.E25]-[.D25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100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7])" office:value-type="float" office:value="0" calcext:value-type="float">
            <text:p>0,00</text:p>
          </table:table-cell>
          <table:table-cell table:formula="of:=SUM([.E6:.E27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360" table:formula="of:=[.G30]+[.E31]-[.D31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360" table:formula="of:=[.G31]+[.E33]-[.D32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360" table:formula="of:=[.G32]+[.E35]-[.D33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360" table:formula="of:=[.G33]+[.E35]-[.D34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360" table:formula="of:=[.G34]+[.E35]-[.D35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360" table:formula="of:=[.G35]+[.E36]-[.D36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ce207"/>
          <table:table-cell/>
          <table:table-cell table:style-name="ce360" table:formula="of:=[.G36]+[.E37]-[.D37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360" table:formula="of:=[.G37]+[.E38]-[.D38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360" table:formula="of:=[.G38]+[.E39]-[.D39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360" table:formula="of:=[.G39]+[.E40]-[.D40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360" table:formula="of:=[.G40]+[.E41]-[.D41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360" table:formula="of:=[.G41]+[.E42]-[.D42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360" table:formula="of:=[.G42]+[.E43]-[.D43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360" table:formula="of:=[.G43]+[.E44]-[.D44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360" table:formula="of:=[.G44]+[.E45]-[.D45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31:.D46])" office:value-type="float" office:value="5000" calcext:value-type="float">
            <text:p>5.000,00</text:p>
          </table:table-cell>
          <table:table-cell table:formula="of:=SUM([.E31:.E46])" office:value-type="float" office:value="6680.83" calcext:value-type="float">
            <text:p>6.680,83</text:p>
          </table:table-cell>
          <table:table-cell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5]+[.E49]-[.D49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360" table:formula="of:=[.G49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360" table:formula="of:=[.G50]+[.E51]-[.D51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360" table:formula="of:=[.G51]+[.E52]-[.D52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360" table:formula="of:=[.G52]+[.E53]-[.D53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360" table:formula="of:=[.G53]+[.E54]-[.D54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360" table:formula="of:=[.G54]+[.E55]-[.D55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360" table:formula="of:=[.G55]+[.E56]-[.D56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60" table:formula="of:=[.G56]+[.E57]-[.D57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360" table:formula="of:=[.G57]+[.E58]-[.D58]" office:value-type="float" office:value="3202.08" calcext:value-type="float">
            <text:p>3.202,0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360" table:formula="of:=[.G58]+[.E59]-[.D59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317" office:value-type="float" office:value="3400" calcext:value-type="float">
            <text:p>3.400,00</text:p>
          </table:table-cell>
          <table:table-cell table:number-columns-repeated="2"/>
          <table:table-cell table:style-name="ce360" table:formula="of:=[.G59]+[.E60]-[.D60]" office:value-type="float" office:value="356.19" calcext:value-type="float">
            <text:p>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style-name="ce360" table:formula="of:=[.G60]+[.E61]-[.D61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 office:value-type="string" calcext:value-type="string">
            <text:p>24.03.2023</text:p>
          </table:table-cell>
          <table:table-cell table:style-name="Default" office:value-type="string" calcext:value-type="string">
            <text:p>TÜRKİYE SİGORTA 448404970 NOLU POLİÇE </text:p>
          </table:table-cell>
          <table:table-cell table:style-name="Default"/>
          <table:table-cell table:style-name="ce95"/>
          <table:table-cell/>
          <table:table-cell table:style-name="ce360" table:formula="of:=[.G61]+[.E62]-[.D62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29/03/2023 VADE YAPILAN TAHSİLAT ZİRAAT KREDİ</text:p>
          </table:table-cell>
          <table:table-cell table:style-name="Default"/>
          <table:table-cell table:style-name="ce95"/>
          <table:table-cell/>
          <table:table-cell table:style-name="ce360" table:formula="of:=[.G62]+[.E63]-[.D63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86" office:value-type="string" calcext:value-type="string">
            <text:p>Sigorta bedeli 641,69</text:p>
          </table:table-cell>
          <table:table-cell table:style-name="Default"/>
          <table:table-cell table:style-name="ce95"/>
          <table:table-cell/>
          <table:table-cell table:style-name="ce360" table:formula="of:=[.G63]+[.E64]-[.D64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60" table:formula="of:=[.G64]+[.E65]-[.D65]" office:value-type="float" office:value="4496.19" calcext:value-type="float">
            <text:p>4.49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/>
          <table:table-cell table:style-name="ce360" table:formula="of:=[.G65]+[.E66]-[.D66]" office:value-type="float" office:value="4531.97" calcext:value-type="float">
            <text:p>4.531,97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360" table:formula="of:=[.G66]+[.E67]-[.D67]" office:value-type="float" office:value="4531.97" calcext:value-type="float">
            <text:p>4.531,97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360" table:formula="of:=[.G67]+[.E68]-[.D68]" office:value-type="float" office:value="4531.97" calcext:value-type="float">
            <text:p>4.531,97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49:.D69])" office:value-type="float" office:value="8400" calcext:value-type="float">
            <text:p>8.400,00</text:p>
          </table:table-cell>
          <table:table-cell table:formula="of:=SUM([.E49:.E69])" office:value-type="float" office:value="9457.93" calcext:value-type="float">
            <text:p>9.457,93</text:p>
          </table:table-cell>
          <table:table-cell table:number-columns-repeated="1018"/>
        </table:table-row>
        <table:table-row table:style-name="ro8" table:number-rows-repeated="42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69">
      <number:text>%</number:text>
      <number:number number:decimal-places="2" number:min-decimal-places="2" number:min-integer-digits="1"/>
      <number:text> ay kr bedli</number:text>
    </number:percentage-style>
    <number:number-style style:name="N168">
      <number:text>TPLM / </number:text>
      <number:number number:min-integer-digits="1"/>
    </number:number-style>
    <number:number-style style:name="N167">
      <number:text>Tpl/</number:text>
      <number:number number:min-integer-digits="1"/>
    </number:number-style>
    <number:number-style style:name="N166">
      <number:text>Tpl / </number:text>
      <number:number number:min-integer-digits="1"/>
    </number:number-style>
    <number:number-style style:name="N165">
      <number:number number:decimal-places="11" number:min-decimal-places="11" number:min-integer-digits="1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date-style style:name="N161">
      <number:day number:style="long"/>
      <number:text>.</number:text>
      <number:month number:style="long"/>
      <number:text>.</number:text>
    </number:date-style>
    <number:number-style style:name="N160P0" style:volatile="true">
      <number:number number:decimal-places="2" number:min-decimal-places="2" number:min-integer-digits="1"/>
    </number:number-style>
    <number:number-style style:name="N160">
      <style:text-properties fo:color="#ff0000"/>
      <number:text>-</number:text>
      <number:number number:decimal-places="2" number:min-decimal-places="2" number:min-integer-digits="1"/>
      <style:map style:condition="value()&gt;=0" style:apply-style-name="N160P0"/>
    </number:number-style>
    <number:number-style style:name="N159">
      <number:number number:decimal-places="1" number:min-decimal-places="1" number:min-integer-digits="1"/>
    </number:number-style>
    <number:number-style style:name="N158P0" style:volatile="true">
      <number:number number:decimal-places="2" number:min-decimal-places="2" number:min-integer-digits="0" number:grouping="true"/>
    </number:number-style>
    <number:number-style style:name="N15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8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time-style style:name="N156"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3P0"/>
    </number:currency-style>
    <number:number-style style:name="N151">
      <number:number number:decimal-places="3" number:min-decimal-places="3" number:min-integer-digits="1" number:grouping="true"/>
    </number:number-style>
    <number:number-style style:name="N150">
      <number:number number:decimal-places="0" number:min-decimal-places="0" number:min-integer-digits="0"/>
    </number:number-style>
    <number:number-style style:name="N149">
      <number:text>+</number:text>
      <number:number number:decimal-places="2" number:min-decimal-places="2" number:min-integer-digits="1" number:grouping="true"/>
    </number:number-style>
    <number:number-style style:name="N148P0" style:volatile="true">
      <number:text>-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7">
      <number:text>-</number:text>
      <number:number number:decimal-places="2" number:min-decimal-places="2" number:min-integer-digits="1" number:grouping="true"/>
    </number:number-style>
    <number:number-style style:name="N146">
      <number:number number:decimal-places="3" number:min-decimal-places="3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TL</number:text>
    </number:number-style>
    <number:number-style style:name="N144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TL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TL</number:text>
    </number:number-style>
    <number:number-style style:name="N14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TL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0P0"/>
    </number:number-style>
    <number:date-style style:name="N138">
      <number:day number:style="long"/>
      <number:text>.</number:text>
      <number:month number:textual="true"/>
      <number:text>.</number:text>
      <number:year/>
    </number:date-style>
    <number:date-style style:name="N137">
      <number:month number:textual="true"/>
      <number:text>.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    </number:text>
    </number:number-style>
    <number:number-style style:name="N13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">
      <number:number number:decimal-places="2" number:min-decimal-places="0" number:min-integer-digits="1" number:decimal-replacement="" number:grouping="true"/>
    </number:number-style>
    <number:percentage-style style:name="N170">
      <number:text>%</number:text>
      <number:number number:decimal-places="2" number:min-decimal-places="2" number:min-integer-digits="1"/>
      <number:text> aylık kira bedeli</number:text>
    </number:percentage-style>
    <number:time-style style:name="N1015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number-style style:name="N10146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5" number:language="tr" number:country="TR">
      <number:day/>
      <number:text>. </number:text>
      <number:month number:textual="true"/>
    </number:date-style>
    <number:number-style style:name="N1014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6P0"/>
    </number:currency-style>
    <number:currency-style style:name="N1013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4" number:language="tr" number:country="TR">
      <number:hours/>
      <number:text>:</number:text>
      <number:minutes number:style="long"/>
      <number:text> </number:text>
      <number:am-pm/>
    </number:time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0" number:language="tr" number:country="TR">
      <number:day/>
      <number:text>.</number:text>
      <number:month number:textual="true"/>
    </number:date-style>
    <number:date-style style:name="N10129" number:language="tr" number:country="TR">
      <number:month number:textual="true"/>
      <number:text>.</number:text>
      <number:year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2" style:volatile="true" number:language="tr" number:country="TR">
      <number:text> </number:text>
      <number:fill-character> </number:fill-character>
      <number:text>-     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0P0" style:volatile="true" number:language="tr" number:country="TR">
      <number:number number:decimal-places="2" number:min-decimal-places="2" number:min-integer-digits="1" number:grouping="true"/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8T14:56:13.216239884</dc:date>
    <meta:editing-duration>P1DT22H46M1S</meta:editing-duration>
    <meta:editing-cycles>155</meta:editing-cycles>
    <meta:generator>LibreOffice/7.3.7.2$Linux_X86_64 LibreOffice_project/30$Build-2</meta:generator>
    <meta:print-date>2022-12-28T16:04:16.904299520</meta:print-date>
    <meta:document-statistic meta:table-count="5" meta:cell-count="359" meta:object-count="0"/>
  </office:meta>
</office:document-meta>
</file>